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5C00003B260000060F4E71E7DDCB82C086.svm" manifest:media-type=""/>
  <manifest:file-entry manifest:full-path="Pictures/2000039300003E84000023197EC18C2F539D18E2.svm" manifest:media-type=""/>
  <manifest:file-entry manifest:full-path="Pictures/2000014A00003B2600001636834BDF6D3CA71E5F.svm" manifest:media-type=""/>
  <manifest:file-entry manifest:full-path="Pictures/2000016400003B260000183B8D898110780B52A1.svm" manifest:media-type=""/>
  <manifest:file-entry manifest:full-path="Pictures/2000005C00003B260000060F4D3812D5FD1238D7.svm" manifest:media-type=""/>
  <manifest:file-entry manifest:full-path="Pictures/2000005C00003B26000006103F0F667B902EBE9D.svm" manifest:media-type=""/>
  <manifest:file-entry manifest:full-path="Pictures/2000038E00003E8100002316C83ED6746D0B3A3F.svm" manifest:media-type=""/>
  <manifest:file-entry manifest:full-path="Pictures/2000038B00003E820000231928AE7A57C21A75C6.svm" manifest:media-type=""/>
  <manifest:file-entry manifest:full-path="Pictures/2000016400003B260000183BF89C99E8673B383D.svm" manifest:media-type=""/>
  <manifest:file-entry manifest:full-path="Pictures/2000015E00003B260000183BE4D94A89309363FC.svm" manifest:media-type=""/>
  <manifest:file-entry manifest:full-path="Pictures/2000015500003B260000183B339543B9C9D33F8D.svm" manifest:media-type=""/>
  <manifest:file-entry manifest:full-path="Pictures/2000035E00003A9800001A91C2F0FEDFD9B377E9.svm" manifest:media-type=""/>
  <manifest:file-entry manifest:full-path="Pictures/200003E000003E820000231A3C636AB1DB6291E0.svm" manifest:media-type=""/>
  <manifest:file-entry manifest:full-path="Pictures/200000A300003B2600000C1E2B319D68E954957A.svm" manifest:media-type=""/>
  <manifest:file-entry manifest:full-path="Pictures/2000026600003E81000023165BE5228D3D517979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332d" officeooo:paragraph-rsid="0002332d"/>
    </style:style>
    <style:style style:name="P2" style:family="paragraph" style:parent-style-name="Standard">
      <style:paragraph-properties fo:text-align="justify" style:justify-single-word="false"/>
      <style:text-properties officeooo:rsid="0002332d" officeooo:paragraph-rsid="0003c00a"/>
    </style:style>
    <style:style style:name="P3" style:family="paragraph" style:parent-style-name="Standard">
      <style:paragraph-properties fo:text-align="justify" style:justify-single-word="false"/>
      <style:text-properties officeooo:rsid="0002332d" officeooo:paragraph-rsid="0002332d"/>
    </style:style>
    <style:style style:name="P4" style:family="paragraph" style:parent-style-name="Standard">
      <style:paragraph-properties fo:text-align="justify" style:justify-single-word="false"/>
      <style:text-properties officeooo:rsid="0002332d" officeooo:paragraph-rsid="001ae211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c00a" officeooo:paragraph-rsid="0003c00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5565" officeooo:paragraph-rsid="0004556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8ffab" officeooo:paragraph-rsid="0018ffab" style:font-weight-asian="bold" style:font-weight-complex="bold"/>
    </style:style>
    <style:style style:name="P8" style:family="paragraph" style:parent-style-name="Standard">
      <style:text-properties officeooo:rsid="0017e0f3" officeooo:paragraph-rsid="0017e0f3"/>
    </style:style>
    <style:style style:name="P9" style:family="paragraph" style:parent-style-name="Standard">
      <style:paragraph-properties fo:text-align="justify" style:justify-single-word="false"/>
      <style:text-properties officeooo:rsid="0018ffab" officeooo:paragraph-rsid="0018ffab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8ffab" officeooo:paragraph-rsid="0018ffa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8ffab" officeooo:paragraph-rsid="001ae21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ae211" officeooo:paragraph-rsid="001ae211"/>
    </style:style>
    <style:style style:name="P13" style:family="paragraph" style:parent-style-name="Standard">
      <style:paragraph-properties fo:text-align="justify" style:justify-single-word="false"/>
      <style:text-properties officeooo:rsid="001b48bb" officeooo:paragraph-rsid="001b48bb"/>
    </style:style>
    <style:style style:name="P14" style:family="paragraph" style:parent-style-name="Standard">
      <style:paragraph-properties fo:text-align="justify" style:justify-single-word="false"/>
      <style:text-properties officeooo:rsid="00201649" officeooo:paragraph-rsid="00201649"/>
    </style:style>
    <style:style style:name="P15" style:family="paragraph" style:parent-style-name="Standard">
      <style:paragraph-properties fo:text-align="justify" style:justify-single-word="false"/>
      <style:text-properties officeooo:rsid="001ae211" officeooo:paragraph-rsid="001ae211" fo:background-color="transparent"/>
    </style:style>
    <style:style style:name="P16" style:family="paragraph" style:parent-style-name="Standard">
      <style:paragraph-properties fo:text-align="justify" style:justify-single-word="false"/>
      <style:text-properties officeooo:rsid="002223a1" officeooo:paragraph-rsid="002223a1" fo:background-color="transparent"/>
    </style:style>
    <style:style style:name="P17" style:family="paragraph" style:parent-style-name="Standard">
      <style:paragraph-properties fo:text-align="justify" style:justify-single-word="false"/>
      <style:text-properties officeooo:rsid="002223a1" officeooo:paragraph-rsid="0023b408" fo:background-color="transparent"/>
    </style:style>
    <style:style style:name="P18" style:family="paragraph" style:parent-style-name="Standard">
      <style:paragraph-properties fo:text-align="justify" style:justify-single-word="false"/>
      <style:text-properties officeooo:rsid="002b58ee" officeooo:paragraph-rsid="002b58ee"/>
    </style:style>
    <style:style style:name="P19" style:family="paragraph" style:parent-style-name="Standard">
      <style:paragraph-properties fo:text-align="justify" style:justify-single-word="false"/>
      <style:text-properties officeooo:rsid="002b58ee" officeooo:paragraph-rsid="002bf01f"/>
    </style:style>
    <style:style style:name="P20" style:family="paragraph" style:parent-style-name="Standard">
      <style:paragraph-properties fo:text-align="justify" style:justify-single-word="false"/>
      <style:text-properties officeooo:rsid="002bf01f" officeooo:paragraph-rsid="002bf01f"/>
    </style:style>
    <style:style style:name="P21" style:family="paragraph" style:parent-style-name="Standard">
      <style:paragraph-properties fo:text-align="justify" style:justify-single-word="false"/>
      <style:text-properties officeooo:rsid="002f7edf" officeooo:paragraph-rsid="002f7edf"/>
    </style:style>
    <style:style style:name="P22" style:family="paragraph" style:parent-style-name="Standard">
      <style:paragraph-properties fo:text-align="justify" style:justify-single-word="false"/>
      <style:text-properties officeooo:rsid="002223a1" officeooo:paragraph-rsid="002223a1" fo:background-color="transparent"/>
    </style:style>
    <style:style style:name="P23" style:family="paragraph" style:parent-style-name="Standard">
      <style:paragraph-properties fo:text-align="justify" style:justify-single-word="false"/>
      <style:text-properties officeooo:rsid="002f7edf" officeooo:paragraph-rsid="002f7edf" fo:background-color="transparent"/>
    </style:style>
    <style:style style:name="T1" style:family="text">
      <style:text-properties officeooo:rsid="00045565"/>
    </style:style>
    <style:style style:name="T2" style:family="text">
      <style:text-properties style:text-position="super 58%"/>
    </style:style>
    <style:style style:name="T3" style:family="text">
      <style:text-properties officeooo:rsid="001ae211"/>
    </style:style>
    <style:style style:name="T4" style:family="text">
      <style:text-properties officeooo:rsid="00201649"/>
    </style:style>
    <style:style style:name="T5" style:family="text">
      <style:text-properties officeooo:rsid="0023b408"/>
    </style:style>
    <style:style style:name="T6" style:family="text">
      <style:text-properties officeooo:rsid="002b58ee"/>
    </style:style>
    <style:style style:name="T7" style:family="text">
      <style:text-properties officeooo:rsid="002bf01f"/>
    </style:style>
    <style:style style:name="T8" style:family="text">
      <style:text-properties officeooo:rsid="003046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 18/04/2018</text:p>
      <text:p text:style-name="P1"/>
      <text:p text:style-name="P1"/>
      <text:p text:style-name="P5">Fiscalité dans <text:span text:style-name="T1">l’AMS</text:span></text:p>
      <text:p text:style-name="P6"/>
      <text:p text:style-name="P2"/>
      <text:p text:style-name="P7">1/ Hypothèses des scénarios</text:p>
      <text:p text:style-name="P9"/>
      <text:p text:style-name="P9">* La composante carbone croît jusqu’à 600 €/tCO2 en 2050.</text:p>
      <text:p text:style-name="P9"/>
      <text:p text:style-name="P9">* Le prix des énergies fossiles croît selon le rythme défini dans le cadrage de l’UE (forte croissance du prix des énergies importées d’ici à 2050).</text:p>
      <text:p text:style-name="P9"/>
      <text:p text:style-name="P9">* La part bio au sein des énergies progresse fortement jusqu’à atteindre 100 % d’énergie décarbonée en 2050.</text:p>
      <text:p text:style-name="P9"/>
      <text:p text:style-name="P9"/>
      <text:p text:style-name="P10">2/ Principe d’évolution du prix des énergies dans le cadre du scénario 1<text:span text:style-name="T2">er</text:span> run</text:p>
      <text:p text:style-name="P10"/>
      <text:p text:style-name="P9">Bien que la part bio progresse très fortement pour atteindre 100 % d’énergie décarbonée en 2050, on a calculé dans le run 1 le prix des énergies comme s’il s’agissait d’énergies fossiles c’est-à-dire en ajoutant :</text:p>
      <text:p text:style-name="P9">- un prix HT <text:span text:style-name="T6">calculé à partir <text:s/>du</text:span> prix HT des énergies fossiles <text:span text:style-name="T6">importées</text:span></text:p>
      <text:p text:style-name="P9">- des taxes TICPE et TICGN <text:span text:style-name="T3">calculées en supposant que la</text:span> composante carbone <text:span text:style-name="T3">s’applique à tout le fossile</text:span></text:p>
      <text:p text:style-name="P9"/>
      <text:p text:style-name="P9"/>
      <text:p text:style-name="P11"><text:span text:style-name="T3">3</text:span>/ <text:span text:style-name="T3">Evolution des prix en run 2</text:span></text:p>
      <text:p text:style-name="P9"/>
      <text:p text:style-name="P12">Il est proposé de formuler les évolutions des prix de la manière suivante :</text:p>
      <text:p text:style-name="P12"/>
      <text:p text:style-name="P12">* on remplace le prix des énergies fossiles par une trajectoire des biocarburants</text:p>
      <text:p text:style-name="P12"/>
      <text:p text:style-name="P12"><draw:frame draw:style-name="fr1" draw:name="Image1" text:anchor-type="paragraph" svg:width="15.141cm" svg:height="1.55cm" draw:z-index="0"><draw:image xlink:href="Pictures/2000005C00003B260000060F4E71E7DDCB82C086.svm" xlink:type="simple" xlink:show="embed" xlink:actuate="onLoad"/></draw:frame></text:p>
      <text:p text:style-name="P12"><draw:frame draw:style-name="fr1" draw:name="Image2" text:anchor-type="paragraph" svg:width="15.141cm" svg:height="1.55cm" draw:z-index="8"><draw:image xlink:href="Pictures/2000005C00003B260000060F4D3812D5FD1238D7.svm" xlink:type="simple" xlink:show="embed" xlink:actuate="onLoad"/></draw:frame></text:p>
      <text:p text:style-name="P12"><draw:frame draw:style-name="fr1" draw:name="Image3" text:anchor-type="paragraph" svg:width="15.141cm" svg:height="1.552cm" draw:z-index="1"><draw:image xlink:href="Pictures/2000005C00003B26000006103F0F667B902EBE9D.svm" xlink:type="simple" xlink:show="embed" xlink:actuate="onLoad"/></draw:frame></text:p>
      <text:p text:style-name="P12"/>
      <text:p text:style-name="P12">En pratique :</text:p>
      <text:p text:style-name="P12">- le prix des biocarburants est supposé être le double en 2015 mais rester ensuite au même niveau jusqu’en 2050 pour avoir des coûts proches du fossile en fin de période</text:p>
      <text:p text:style-name="P12">- le biogaz est en revanche beaucoup plus cher que le gaz fossile</text:p>
      <text:p text:style-name="P12"/>
      <text:p text:style-name="P12"/>
      <text:p text:style-name="P12"><text:soft-page-break/>* les taxes énergétiques sont calculées en les décomposant en 3 segments :</text:p>
      <text:p text:style-name="P15"/>
      <text:p text:style-name="P15">- un segment correspondant aux TIC de base (hors composante carbone) actuelles</text:p>
      <text:p text:style-name="P15"/>
      <text:p text:style-name="P15">- <text:span text:style-name="T4">un segment correspondant à la composante carbone désormais calculée uniquement sur la part non bio. La composante carbone, après un grand pic en 2040 s’annule donc ensuite en 2050.</text:span></text:p>
      <text:p text:style-name="P15"/>
      <text:p text:style-name="P15">- <text:span text:style-name="T4">un troisième segment énergie nouvellement créé</text:span></text:p>
      <text:p text:style-name="P16">Compte-tenu de la contrainte en énergie qui devient critique en 2050 une taxe énergie est créé<text:span text:style-name="T5">e</text:span>.</text:p>
      <text:p text:style-name="P16">Son montant est ici retenu à 20 €/MWh. Ce montant correspond approximativement au montant de composante carbone de 2022 <text:span text:style-name="T6">(11 milliards d’euros en 2022) ventilé sur les TWH bâtiments – résidentiels et transports hors marchandises (soit approximativement un périmètre « ménages ») de 2050. L’idée est ici que la pression sur les ménages doit être à peu près identique entre 2022 et 2050 pour la partie composante carbone. </text:span></text:p>
      <text:p text:style-name="P23">Par ailleurs le choix est fait ici d’inclure l’électricité dans le périmètre des énergies taxées, <text:span text:style-name="T8">compte-tenu du développement de l’électricité comme vecteur énergétique</text:span>. (Une autre option aurait été de ne ventiler les 11 Mds que sur le biogaz et les biocarburants en 2050).</text:p>
      <text:p text:style-name="P17"/>
      <text:p text:style-name="P12"/>
      <text:p text:style-name="P12">4/ Comparaison des prix en run 1 et 2</text:p>
      <text:p text:style-name="P12"/>
      <text:p text:style-name="P12">NB : les tableaux et graphiques sont présentés hors TVA.</text:p>
      <text:p text:style-name="P12">En pratique il faut ajouter la TVA.</text:p>
      <text:p text:style-name="P12"/>
      <text:p text:style-name="P18">Les graphiques comparent pour chaque produit :</text:p>
      <text:p text:style-name="P18">- le montant avec la méthode run 1</text:p>
      <text:p text:style-name="P18">- le montant avec la méthode run 2</text:p>
      <text:p text:style-name="P18"/>
      <text:p text:style-name="P18"/>
      <text:p text:style-name="P13">a) Gazole voyageurs</text:p>
      <text:p text:style-name="P12"/>
      <text:p text:style-name="P13">Prix hors TVA</text:p>
      <text:p text:style-name="P12"><draw:frame draw:style-name="fr2" draw:name="Image4" text:anchor-type="paragraph" svg:x="0.295cm" svg:y="0.176cm" svg:width="15.141cm" svg:height="6.204cm" draw:z-index="9"><draw:image xlink:href="Pictures/2000016400003B260000183B8D898110780B52A1.svm" xlink:type="simple" xlink:show="embed" xlink:actuate="onLoad"/></draw:frame></text:p>
      <text:p text:style-name="P12"/>
      <text:p text:style-name="P12"><draw:frame draw:style-name="fr3" draw:name="Image5" text:anchor-type="paragraph" svg:x="0.93cm" svg:y="0.226cm" svg:width="16.002cm" svg:height="8.985cm" draw:z-index="10"><draw:image xlink:href="Pictures/2000038B00003E820000231928AE7A57C21A75C6.svm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4">b) Essence voyageurs</text:p>
      <text:p text:style-name="P12"/>
      <text:p text:style-name="P12"><draw:frame draw:style-name="fr4" draw:name="Image6" text:anchor-type="paragraph" svg:width="15.141cm" svg:height="6.204cm" draw:z-index="11"><draw:image xlink:href="Pictures/2000016400003B260000183BF89C99E8673B383D.svm" xlink:type="simple" xlink:show="embed" xlink:actuate="onLoad"/></draw:frame></text:p>
      <text:p text:style-name="P12"/>
      <text:p text:style-name="P12"/>
      <text:p text:style-name="P12"><draw:frame draw:style-name="fr4" draw:name="Image7" text:anchor-type="paragraph" svg:width="16cm" svg:height="8.982cm" draw:z-index="12"><draw:image xlink:href="Pictures/2000038E00003E8100002316C83ED6746D0B3A3F.svm" xlink:type="simple" xlink:show="embed" xlink:actuate="onLoad"/></draw:frame><text:soft-page-break/></text:p>
      <text:p text:style-name="P12"/>
      <text:p text:style-name="P12"/>
      <text:p text:style-name="P14">d) TRM diesel</text:p>
      <text:p text:style-name="P14"/>
      <text:p text:style-name="P12"/>
      <text:p text:style-name="P12"><draw:frame draw:style-name="fr4" draw:name="Image8" text:anchor-type="paragraph" svg:width="15.141cm" svg:height="6.204cm" draw:z-index="13"><draw:image xlink:href="Pictures/2000015E00003B260000183BE4D94A89309363FC.svm" xlink:type="simple" xlink:show="embed" xlink:actuate="onLoad"/></draw:frame></text:p>
      <text:p text:style-name="P12"><draw:frame draw:style-name="fr1" draw:name="Image9" text:anchor-type="paragraph" svg:width="16.004cm" svg:height="8.985cm" draw:z-index="14"><draw:image xlink:href="Pictures/2000039300003E84000023197EC18C2F539D18E2.svm" xlink:type="simple" xlink:show="embed" xlink:actuate="onLoad"/></draw:frame><text:soft-page-break/></text:p>
      <text:p text:style-name="P12"/>
      <text:p text:style-name="P12"/>
      <text:p text:style-name="P14">e) GNV </text:p>
      <text:p text:style-name="P14"><draw:frame draw:style-name="fr4" draw:name="Image10" text:anchor-type="paragraph" svg:width="15.141cm" svg:height="6.204cm" draw:z-index="2"><draw:image xlink:href="Pictures/2000015500003B260000183B339543B9C9D33F8D.svm" xlink:type="simple" xlink:show="embed" xlink:actuate="onLoad"/></draw:frame></text:p>
      <text:p text:style-name="P14"/>
      <text:p text:style-name="P14"/>
      <text:p text:style-name="P12"><draw:frame draw:style-name="fr3" draw:name="Image11" text:anchor-type="paragraph" svg:x="0.471cm" svg:y="0.018cm" svg:width="15cm" svg:height="6.802cm" draw:z-index="3"><draw:image xlink:href="Pictures/2000035E00003A9800001A91C2F0FEDFD9B377E9.svm" xlink:type="simple" xlink:show="embed" xlink:actuate="onLoad"/></draw:frame></text:p>
      <text:p text:style-name="P4"><text:soft-page-break/></text:p>
      <text:p text:style-name="P14">f) Gaz chauffage</text:p>
      <text:p text:style-name="P14"/>
      <text:p text:style-name="P14"><draw:frame draw:style-name="fr4" draw:name="Image12" text:anchor-type="paragraph" svg:width="15.141cm" svg:height="5.687cm" draw:z-index="4"><draw:image xlink:href="Pictures/2000014A00003B2600001636834BDF6D3CA71E5F.svm" xlink:type="simple" xlink:show="embed" xlink:actuate="onLoad"/></draw:frame></text:p>
      <text:p text:style-name="P14"/>
      <text:p text:style-name="P14"/>
      <text:p text:style-name="P3"><draw:frame draw:style-name="fr5" draw:name="Image13" text:anchor-type="paragraph" svg:width="16.002cm" svg:height="8.985cm" draw:z-index="5"><draw:image xlink:href="Pictures/200003E000003E820000231A3C636AB1DB6291E0.svm" xlink:type="simple" xlink:show="embed" xlink:actuate="onLoad"/></draw:frame></text:p>
      <text:p text:style-name="P3"/>
      <text:p text:style-name="P3"/>
      <text:p text:style-name="P3"/>
      <text:p text:style-name="P14">g) Electricité</text:p>
      <text:p text:style-name="P14"/>
      <text:p text:style-name="P21">En AME, le prix de l’électricité TTC est supposé augmenter de 1,1 %/an.</text:p>
      <text:p text:style-name="P21">Dans le run 1, il n’y avait pas de taxe complémentaire.</text:p>
      <text:p text:style-name="P21">Dans le run 2, le prix de l’électricité est augmenté.</text:p>
      <text:p text:style-name="P14"/>
      <text:p text:style-name="P14"/>
      <text:p text:style-name="P14"><draw:frame draw:style-name="fr1" draw:name="Image14" text:anchor-type="paragraph" svg:width="15.141cm" svg:height="3.103cm" draw:z-index="6"><draw:image xlink:href="Pictures/200000A300003B2600000C1E2B319D68E954957A.svm" xlink:type="simple" xlink:show="embed" xlink:actuate="onLoad"/></draw:frame><text:soft-page-break/></text:p>
      <text:p text:style-name="P14"/>
      <text:p text:style-name="P14"><draw:frame draw:style-name="fr5" draw:name="Image15" text:anchor-type="paragraph" svg:width="16cm" svg:height="8.982cm" draw:z-index="7"><draw:image xlink:href="Pictures/2000026600003E81000023165BE5228D3D517979.svm" xlink:type="simple" xlink:show="embed" xlink:actuate="onLoad"/></draw:frame></text:p>
      <text:p text:style-name="P14"/>
      <text:p text:style-name="P18">Commentaires :</text:p>
      <text:p text:style-name="P18">- Le prix de l’électricité est augmenté</text:p>
      <text:p text:style-name="P18">- Le prix du gaz / GNV est similaire dans les deux méthodes (le prix hors taxe du biogaz « l’emportant » sur le reste)</text:p>
      <text:p text:style-name="P19">- <text:span text:style-name="T7">Le prix du diesel et de l’essence fossile diminuent par rapport au run1.</text:span></text:p>
      <text:p text:style-name="P19"/>
      <text:p text:style-name="P19"/>
      <text:p text:style-name="P20"><text:s/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Cabanne </meta:initial-creator>
    <meta:creation-date>2018-04-11T19:04:57.160000000</meta:creation-date>
    <dc:date>2018-04-18T19:23:30.348000000</dc:date>
    <dc:creator>Isabelle Cabanne </dc:creator>
    <meta:editing-duration>PT5H35M53S</meta:editing-duration>
    <meta:editing-cycles>45</meta:editing-cycles>
    <meta:generator>LibreOffice/5.0.5.2.0$Windows_x86 LibreOffice_project/a09456c47386325242608de6c9ee7d1236252b77</meta:generator>
    <meta:printed-by>Isabelle Cabanne </meta:printed-by>
    <meta:print-date>2018-04-18T18:46:12.815000000</meta:print-date>
    <meta:document-statistic meta:table-count="0" meta:image-count="15" meta:object-count="0" meta:page-count="7" meta:paragraph-count="44" meta:word-count="564" meta:character-count="3214" meta:non-whitespace-character-count="2688"/>
  </office:meta>
</office:document-meta>
</file>